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5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2f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1" style:family="paragraph" style:parent-style-name="Standard">
      <style:text-properties officeooo:paragraph-rsid="001f2cbf"/>
    </style:style>
    <style:style style:name="P12" style:family="paragraph" style:parent-style-name="Standard" style:list-style-name="L1">
      <style:text-properties officeooo:rsid="001c48ba" officeooo:paragraph-rsid="001c48ba"/>
    </style:style>
    <style:style style:name="P13" style:family="paragraph" style:parent-style-name="Standard" style:list-style-name="L2">
      <style:text-properties officeooo:rsid="001c48ba" officeooo:paragraph-rsid="001f2cbf"/>
    </style:style>
    <style:style style:name="P14" style:family="paragraph" style:parent-style-name="Standard">
      <style:text-properties officeooo:rsid="001c48ba" officeooo:paragraph-rsid="001c48ba"/>
    </style:style>
    <style:style style:name="P15" style:family="paragraph" style:parent-style-name="Standard">
      <style:text-properties officeooo:rsid="001c48ba" officeooo:paragraph-rsid="0024a89e"/>
    </style:style>
    <style:style style:name="P16" style:family="paragraph" style:parent-style-name="Standard" style:list-style-name="L2">
      <style:text-properties officeooo:paragraph-rsid="001c48ba"/>
    </style:style>
    <style:style style:name="P17" style:family="paragraph" style:parent-style-name="Standard">
      <style:text-properties officeooo:paragraph-rsid="00244bb3"/>
    </style:style>
    <style:style style:name="P18" style:family="paragraph" style:parent-style-name="Standard">
      <style:text-properties officeooo:paragraph-rsid="0024a89e"/>
    </style:style>
    <style:style style:name="P19" style:family="paragraph" style:parent-style-name="Standard" style:list-style-name="L2">
      <style:paragraph-properties fo:break-before="page"/>
      <style:text-properties officeooo:rsid="001c48ba" officeooo:paragraph-rsid="001f2cbf"/>
    </style:style>
    <style:style style:name="P20" style:family="paragraph" style:parent-style-name="Standard" style:list-style-name="L2">
      <style:paragraph-properties fo:break-before="page"/>
      <style:text-properties officeooo:rsid="001c48ba" officeooo:paragraph-rsid="00244bb3"/>
    </style:style>
    <style:style style:name="P21" style:family="paragraph" style:parent-style-name="Standard">
      <style:paragraph-properties fo:break-before="page"/>
      <style:text-properties officeooo:rsid="001c48ba" officeooo:paragraph-rsid="001c48ba"/>
    </style:style>
    <style:style style:name="P22" style:family="paragraph" style:parent-style-name="Standard">
      <style:paragraph-properties fo:break-before="page"/>
      <style:text-properties officeooo:rsid="001c48ba" officeooo:paragraph-rsid="0024a89e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8ba"/>
    </style:style>
    <style:style style:name="T2" style:family="text">
      <style:text-properties officeooo:rsid="0021c4c3"/>
    </style:style>
    <style:style style:name="T3" style:family="text">
      <style:text-properties officeooo:rsid="001d5b57"/>
    </style:style>
    <style:style style:name="T4" style:family="text">
      <style:text-properties officeooo:rsid="001f2cbf"/>
    </style:style>
    <style:style style:name="T5" style:family="text">
      <style:text-properties officeooo:rsid="00244b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lans mémoire pour la diapo <text:span text:style-name="T4">24</text:span></text:p>
      <text:list xml:id="list2762762729" text:style-name="L1">
        <text:list-item>
          <text:p text:style-name="P12">Etape 1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text:span text:style-name="T3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3">00 00 7f ff ff ff e1 <text:span text:style-name="T2">ce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2">cd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2">cc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B12" office:value-type="string">
            <text:p text:style-name="P3">00 00 7f ff ff ff e1 <text:span text:style-name="T2">cb</text:span></text:p>
          </table:table-cell>
          <table:table-cell table:style-name="Tableau1.B12" office:value-type="string">
            <text:p text:style-name="P9">00</text:p>
          </table:table-cell>
          <table:table-cell table:style-name="Tableau1.C5" table:number-rows-spanned="8" office:value-type="string">
            <text:p text:style-name="P7"/>
            <text:p text:style-name="P9">ptr</text:p>
          </table:table-cell>
        </table:table-row>
        <table:table-row>
          <table:table-cell table:style-name="Tableau1.B12" office:value-type="string">
            <text:p text:style-name="P3">00 00 7f ff ff ff e1 <text:span text:style-name="T2">ca</text:span></text:p>
          </table:table-cell>
          <table:table-cell table:style-name="Tableau1.B12" office:value-type="string">
            <text:p text:style-name="P9">00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2">c9</text:span></text:p>
          </table:table-cell>
          <table:table-cell table:style-name="Tableau1.B12" office:value-type="string">
            <text:p text:style-name="P9">7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2">c8</text:span></text:p>
          </table:table-cell>
          <table:table-cell table:style-name="Tableau1.B12" office:value-type="string">
            <text:p text:style-name="P9">f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2">c7</text:span></text:p>
          </table:table-cell>
          <table:table-cell table:style-name="Tableau1.B12" office:value-type="string">
            <text:p text:style-name="P9">f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2">c6</text:span></text:p>
          </table:table-cell>
          <table:table-cell table:style-name="Tableau1.B12" office:value-type="string">
            <text:p text:style-name="P9">f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2">c5</text:span></text:p>
          </table:table-cell>
          <table:table-cell table:style-name="Tableau1.B12" office:value-type="string">
            <text:p text:style-name="P9">e1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2">c4</text:span></text:p>
          </table:table-cell>
          <table:table-cell table:style-name="Tableau1.B12" office:value-type="string">
            <text:p text:style-name="P9">c0</text:p>
          </table:table-cell>
          <table:covered-table-cell/>
        </table:table-row>
        <table:table-row>
          <table:table-cell table:style-name="Tableau1.A2" office:value-type="string">
            <text:p text:style-name="P3">00 00 7f ff ff ff e1 <text:span text:style-name="T2">c3</text:span></text:p>
          </table:table-cell>
          <table:table-cell table:style-name="Tableau1.A2" office:value-type="string">
            <text:p text:style-name="P5">00</text:p>
          </table:table-cell>
          <table:table-cell table:style-name="Tableau1.C2" table:number-rows-spanned="2" office:value-type="string">
            <text:p text:style-name="P5">val2</text:p>
          </table:table-cell>
        </table:table-row>
        <table:table-row>
          <table:table-cell table:style-name="Tableau1.A2" office:value-type="string">
            <text:p text:style-name="P3">00 00 7f ff ff ff e1 <text:span text:style-name="T2">c2</text:span></text:p>
          </table:table-cell>
          <table:table-cell table:style-name="Tableau1.A2" office:value-type="string">
            <text:p text:style-name="P5">02</text:p>
          </table:table-cell>
          <table:covered-table-cell/>
        </table:table-row>
        <table:table-row>
          <table:table-cell table:style-name="Tableau1.B15" office:value-type="string">
            <text:p text:style-name="P3">00 00 7f ff ff ff e1 <text:span text:style-name="T2">c1</text:span></text:p>
          </table:table-cell>
          <table:table-cell table:style-name="Tableau1.B15" office:value-type="string">
            <text:p text:style-name="P5">00</text:p>
          </table:table-cell>
          <table:table-cell table:style-name="Tableau1.C15" table:number-rows-spanned="2" office:value-type="string">
            <text:p text:style-name="P5">val1</text:p>
          </table:table-cell>
        </table:table-row>
        <table:table-row>
          <table:table-cell table:style-name="Tableau1.B16" office:value-type="string">
            <text:p text:style-name="P3"><text:bookmark-start text:name="__DdeLink__913_4273500075"/><text:bookmark-start text:name="__DdeLink__612_1048182020"/>00 00 7f ff ff ff e1 <text:span text:style-name="T2">c</text:span><text:bookmark-end text:name="__DdeLink__913_4273500075"/><text:bookmark-end text:name="__DdeLink__612_1048182020"/><text:span text:style-name="T2">0</text:span></text:p>
          </table:table-cell>
          <table:table-cell table:style-name="Tableau1.B16" office:value-type="string">
            <text:p text:style-name="P5">01</text:p>
          </table:table-cell>
          <table:covered-table-cell/>
        </table:table-row>
      </table:table>
      <text:p text:style-name="P14"/>
      <text:p text:style-name="P21"/>
      <text:list xml:id="list3575725714" text:style-name="L2">
        <text:list-item>
          <text:p text:style-name="P16"><text:span text:style-name="T1">Etape 2</text:span>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3">Adresse</text:p>
          </table:table-cell>
          <table:table-cell table:style-name="Tableau2.A1" office:value-type="string">
            <text:p text:style-name="P23">Valeur(sur 8 bits)<text:span text:style-name="T3"> en hexa</text:span></text:p>
          </table:table-cell>
          <table:table-cell table:style-name="Tableau2.C1" office:value-type="string">
            <text:p text:style-name="P23">Nom de la variable</text:p>
          </table:table-cell>
        </table:table-row>
        <table:table-row>
          <table:table-cell table:style-name="Tableau2.A2" office:value-type="string">
            <text:p text:style-name="P25">00 00 7f ff ff ff e1 <text:span text:style-name="T5">de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d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c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b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a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9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8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7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6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5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4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3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2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1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5">d0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2">cf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2">ce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2">cd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25">00 00 7f ff ff ff e1 <text:span text:style-name="T2">cc</text:span></text:p>
          </table:table-cell>
          <table:table-cell table:style-name="Tableau2.A2" office:value-type="string">
            <text:p text:style-name="P27"/>
          </table:table-cell>
          <table:table-cell table:style-name="Tableau2.C2" office:value-type="string">
            <text:p text:style-name="P27"/>
          </table:table-cell>
        </table:table-row>
        <table:table-row>
          <table:table-cell table:style-name="Tableau2.A28" office:value-type="string">
            <text:p text:style-name="P25">00 00 7f ff ff ff e1 <text:span text:style-name="T2">cb</text:span></text:p>
          </table:table-cell>
          <table:table-cell table:style-name="Tableau2.B28" office:value-type="string">
            <text:p text:style-name="P29">00</text:p>
          </table:table-cell>
          <table:table-cell table:style-name="Tableau2.C21" table:number-rows-spanned="8" office:value-type="string">
            <text:p text:style-name="P27"/>
            <text:p text:style-name="P29">ptr</text:p>
          </table:table-cell>
        </table:table-row>
        <table:table-row>
          <table:table-cell table:style-name="Tableau2.A28" office:value-type="string">
            <text:p text:style-name="P25">00 00 7f ff ff ff e1 <text:span text:style-name="T2">ca</text:span></text:p>
          </table:table-cell>
          <table:table-cell table:style-name="Tableau2.B28" office:value-type="string">
            <text:p text:style-name="P29">00</text:p>
          </table:table-cell>
          <table:covered-table-cell/>
        </table:table-row>
        <table:table-row>
          <table:table-cell table:style-name="Tableau2.A28" office:value-type="string">
            <text:p text:style-name="P25">00 00 7f ff ff ff e1 <text:span text:style-name="T2">c9</text:span></text:p>
          </table:table-cell>
          <table:table-cell table:style-name="Tableau2.B28" office:value-type="string">
            <text:p text:style-name="P29">7f</text:p>
          </table:table-cell>
          <table:covered-table-cell/>
        </table:table-row>
        <table:table-row>
          <table:table-cell table:style-name="Tableau2.A28" office:value-type="string">
            <text:p text:style-name="P25">00 00 7f ff ff ff e1 <text:span text:style-name="T2">c8</text:span></text:p>
          </table:table-cell>
          <table:table-cell table:style-name="Tableau2.B28" office:value-type="string">
            <text:p text:style-name="P29">ff</text:p>
          </table:table-cell>
          <table:covered-table-cell/>
        </table:table-row>
        <table:table-row>
          <table:table-cell table:style-name="Tableau2.A28" office:value-type="string">
            <text:p text:style-name="P25">00 00 7f ff ff ff e1 <text:span text:style-name="T2">c7</text:span></text:p>
          </table:table-cell>
          <table:table-cell table:style-name="Tableau2.B28" office:value-type="string">
            <text:p text:style-name="P29">ff</text:p>
          </table:table-cell>
          <table:covered-table-cell/>
        </table:table-row>
        <table:table-row>
          <table:table-cell table:style-name="Tableau2.A28" office:value-type="string">
            <text:p text:style-name="P25">00 00 7f ff ff ff e1 <text:span text:style-name="T2">c6</text:span></text:p>
          </table:table-cell>
          <table:table-cell table:style-name="Tableau2.B28" office:value-type="string">
            <text:p text:style-name="P29">ff</text:p>
          </table:table-cell>
          <table:covered-table-cell/>
        </table:table-row>
        <table:table-row>
          <table:table-cell table:style-name="Tableau2.A28" office:value-type="string">
            <text:p text:style-name="P25">00 00 7f ff ff ff e1 <text:span text:style-name="T2">c5</text:span></text:p>
          </table:table-cell>
          <table:table-cell table:style-name="Tableau2.B28" office:value-type="string">
            <text:p text:style-name="P29">e1</text:p>
          </table:table-cell>
          <table:covered-table-cell/>
        </table:table-row>
        <table:table-row>
          <table:table-cell table:style-name="Tableau2.A28" office:value-type="string">
            <text:p text:style-name="P25">00 00 7f ff ff ff e1 <text:span text:style-name="T2">c4</text:span></text:p>
          </table:table-cell>
          <table:table-cell table:style-name="Tableau2.B28" office:value-type="string">
            <text:p text:style-name="P29">c0</text:p>
          </table:table-cell>
          <table:covered-table-cell/>
        </table:table-row>
        <table:table-row>
          <table:table-cell table:style-name="Tableau2.A2" office:value-type="string">
            <text:p text:style-name="P25">00 00 7f ff ff ff e1 <text:span text:style-name="T2">c3</text:span></text:p>
          </table:table-cell>
          <table:table-cell table:style-name="Tableau2.A2" office:value-type="string">
            <text:p text:style-name="P31">00</text:p>
          </table:table-cell>
          <table:table-cell table:style-name="Tableau2.C2" table:number-rows-spanned="2" office:value-type="string">
            <text:p text:style-name="P31">val2</text:p>
          </table:table-cell>
        </table:table-row>
        <table:table-row>
          <table:table-cell table:style-name="Tableau2.A2" office:value-type="string">
            <text:p text:style-name="P25">00 00 7f ff ff ff e1 <text:span text:style-name="T2">c2</text:span></text:p>
          </table:table-cell>
          <table:table-cell table:style-name="Tableau2.A2" office:value-type="string">
            <text:p text:style-name="P31">02</text:p>
          </table:table-cell>
          <table:covered-table-cell/>
        </table:table-row>
        <table:table-row>
          <table:table-cell table:style-name="Tableau2.A31" office:value-type="string">
            <text:p text:style-name="P25">00 00 7f ff ff ff e1 <text:span text:style-name="T2">c1</text:span></text:p>
          </table:table-cell>
          <table:table-cell table:style-name="Tableau2.B31" office:value-type="string">
            <text:p text:style-name="P31">00</text:p>
          </table:table-cell>
          <table:table-cell table:style-name="Tableau2.C31" table:number-rows-spanned="2" office:value-type="string">
            <text:p text:style-name="P31">val1</text:p>
          </table:table-cell>
        </table:table-row>
        <table:table-row>
          <table:table-cell table:style-name="Tableau2.A32" office:value-type="string">
            <text:p text:style-name="P25"><text:bookmark-start text:name="__DdeLink__612_10481820201"/><text:bookmark-start text:name="__DdeLink__913_42735000751"/>00 00 7f ff ff ff e1 <text:span text:style-name="T2">c</text:span><text:bookmark-end text:name="__DdeLink__612_10481820201"/><text:bookmark-end text:name="__DdeLink__913_42735000751"/><text:span text:style-name="T2">0</text:span></text:p>
          </table:table-cell>
          <table:table-cell table:style-name="Tableau2.B32" office:value-type="string">
            <text:p text:style-name="P31">01</text:p>
          </table:table-cell>
          <table:covered-table-cell/>
        </table:table-row>
      </table:table>
      <text:list xml:id="list84754535369176" text:continue-numbering="true" text:style-name="L2">
        <text:list-item>
          <text:p text:style-name="P20">Etape 3</text:p>
        </text:list-item>
      </text:list>
      <text:p text:style-name="P15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4">Adresse</text:p>
          </table:table-cell>
          <table:table-cell table:style-name="Tableau3.A1" office:value-type="string">
            <text:p text:style-name="P24">Valeur(sur 8 bits)<text:span text:style-name="T3"> en hexa</text:span></text:p>
          </table:table-cell>
          <table:table-cell table:style-name="Tableau3.C1" office:value-type="string">
            <text:p text:style-name="P24">Nom de la variable</text:p>
          </table:table-cell>
        </table:table-row>
        <table:table-row>
          <table:table-cell table:style-name="Tableau3.A2" office:value-type="string">
            <text:p text:style-name="P26">00 00 7f ff ff ff e1 <text:span text:style-name="T5">de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d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c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b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a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9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8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7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6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5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4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3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2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1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5">d0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2">cf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2">ce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2">cd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" office:value-type="string">
            <text:p text:style-name="P26">00 00 7f ff ff ff e1 <text:span text:style-name="T2">cc</text:span></text:p>
          </table:table-cell>
          <table:table-cell table:style-name="Tableau3.A2" office:value-type="string">
            <text:p text:style-name="P28"/>
          </table:table-cell>
          <table:table-cell table:style-name="Tableau3.C2" office:value-type="string">
            <text:p text:style-name="P28"/>
          </table:table-cell>
        </table:table-row>
        <table:table-row>
          <table:table-cell table:style-name="Tableau3.A28" office:value-type="string">
            <text:p text:style-name="P26">00 00 7f ff ff ff e1 <text:span text:style-name="T2">cb</text:span></text:p>
          </table:table-cell>
          <table:table-cell table:style-name="Tableau3.B28" office:value-type="string">
            <text:p text:style-name="P30">00</text:p>
          </table:table-cell>
          <table:table-cell table:style-name="Tableau3.C21" table:number-rows-spanned="8" office:value-type="string">
            <text:p text:style-name="P28"/>
            <text:p text:style-name="P30">ptr</text:p>
          </table:table-cell>
        </table:table-row>
        <table:table-row>
          <table:table-cell table:style-name="Tableau3.A28" office:value-type="string">
            <text:p text:style-name="P26">00 00 7f ff ff ff e1 <text:span text:style-name="T2">ca</text:span></text:p>
          </table:table-cell>
          <table:table-cell table:style-name="Tableau3.B28" office:value-type="string">
            <text:p text:style-name="P30">00</text:p>
          </table:table-cell>
          <table:covered-table-cell/>
        </table:table-row>
        <table:table-row>
          <table:table-cell table:style-name="Tableau3.A28" office:value-type="string">
            <text:p text:style-name="P26">00 00 7f ff ff ff e1 <text:span text:style-name="T2">c9</text:span></text:p>
          </table:table-cell>
          <table:table-cell table:style-name="Tableau3.B28" office:value-type="string">
            <text:p text:style-name="P30">7f</text:p>
          </table:table-cell>
          <table:covered-table-cell/>
        </table:table-row>
        <table:table-row>
          <table:table-cell table:style-name="Tableau3.A28" office:value-type="string">
            <text:p text:style-name="P26">00 00 7f ff ff ff e1 <text:span text:style-name="T2">c8</text:span></text:p>
          </table:table-cell>
          <table:table-cell table:style-name="Tableau3.B28" office:value-type="string">
            <text:p text:style-name="P30">ff</text:p>
          </table:table-cell>
          <table:covered-table-cell/>
        </table:table-row>
        <table:table-row>
          <table:table-cell table:style-name="Tableau3.A28" office:value-type="string">
            <text:p text:style-name="P26">00 00 7f ff ff ff e1 <text:span text:style-name="T2">c7</text:span></text:p>
          </table:table-cell>
          <table:table-cell table:style-name="Tableau3.B28" office:value-type="string">
            <text:p text:style-name="P30">ff</text:p>
          </table:table-cell>
          <table:covered-table-cell/>
        </table:table-row>
        <table:table-row>
          <table:table-cell table:style-name="Tableau3.A28" office:value-type="string">
            <text:p text:style-name="P26">00 00 7f ff ff ff e1 <text:span text:style-name="T2">c6</text:span></text:p>
          </table:table-cell>
          <table:table-cell table:style-name="Tableau3.B28" office:value-type="string">
            <text:p text:style-name="P30">ff</text:p>
          </table:table-cell>
          <table:covered-table-cell/>
        </table:table-row>
        <table:table-row>
          <table:table-cell table:style-name="Tableau3.A28" office:value-type="string">
            <text:p text:style-name="P26">00 00 7f ff ff ff e1 <text:span text:style-name="T2">c5</text:span></text:p>
          </table:table-cell>
          <table:table-cell table:style-name="Tableau3.B28" office:value-type="string">
            <text:p text:style-name="P30">e1</text:p>
          </table:table-cell>
          <table:covered-table-cell/>
        </table:table-row>
        <table:table-row>
          <table:table-cell table:style-name="Tableau3.A28" office:value-type="string">
            <text:p text:style-name="P26">00 00 7f ff ff ff e1 <text:span text:style-name="T2">c4</text:span></text:p>
          </table:table-cell>
          <table:table-cell table:style-name="Tableau3.B28" office:value-type="string">
            <text:p text:style-name="P30">c0</text:p>
          </table:table-cell>
          <table:covered-table-cell/>
        </table:table-row>
        <table:table-row>
          <table:table-cell table:style-name="Tableau3.A2" office:value-type="string">
            <text:p text:style-name="P26">00 00 7f ff ff ff e1 <text:span text:style-name="T2">c3</text:span></text:p>
          </table:table-cell>
          <table:table-cell table:style-name="Tableau3.A2" office:value-type="string">
            <text:p text:style-name="P32">00</text:p>
          </table:table-cell>
          <table:table-cell table:style-name="Tableau3.C2" table:number-rows-spanned="2" office:value-type="string">
            <text:p text:style-name="P32">val2</text:p>
          </table:table-cell>
        </table:table-row>
        <table:table-row>
          <table:table-cell table:style-name="Tableau3.A2" office:value-type="string">
            <text:p text:style-name="P26">00 00 7f ff ff ff e1 <text:span text:style-name="T2">c2</text:span></text:p>
          </table:table-cell>
          <table:table-cell table:style-name="Tableau3.A2" office:value-type="string">
            <text:p text:style-name="P32">02</text:p>
          </table:table-cell>
          <table:covered-table-cell/>
        </table:table-row>
        <table:table-row>
          <table:table-cell table:style-name="Tableau3.A31" office:value-type="string">
            <text:p text:style-name="P26">00 00 7f ff ff ff e1 <text:span text:style-name="T2">c1</text:span></text:p>
          </table:table-cell>
          <table:table-cell table:style-name="Tableau3.B31" office:value-type="string">
            <text:p text:style-name="P32">00</text:p>
          </table:table-cell>
          <table:table-cell table:style-name="Tableau3.C31" table:number-rows-spanned="2" office:value-type="string">
            <text:p text:style-name="P32">val1</text:p>
          </table:table-cell>
        </table:table-row>
        <table:table-row>
          <table:table-cell table:style-name="Tableau3.A32" office:value-type="string">
            <text:p text:style-name="P26"><text:bookmark-start text:name="__DdeLink__612_104818202011"/><text:bookmark-start text:name="__DdeLink__913_427350007511"/>00 00 7f ff ff ff e1 <text:span text:style-name="T2">c</text:span><text:bookmark-end text:name="__DdeLink__612_104818202011"/><text:bookmark-end text:name="__DdeLink__913_427350007511"/><text:span text:style-name="T2">0</text:span></text:p>
          </table:table-cell>
          <table:table-cell table:style-name="Tableau3.B32" office:value-type="string">
            <text:p text:style-name="P32">01</text:p>
          </table:table-cell>
          <table:covered-table-cell/>
        </table:table-row>
      </table:table>
      <text:p text:style-name="P15"/>
      <text:p text:style-name="P22"/>
      <text:list xml:id="list84753986923543" text:continue-numbering="true" text:style-name="L2">
        <text:list-item>
          <text:p text:style-name="P13"><text:bookmark-start text:name="__DdeLink__925_4273500075"/>Etape 4</text:p>
        </text:list-item>
      </text:list>
      <text:p text:style-name="P18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4">Adresse</text:p>
          </table:table-cell>
          <table:table-cell table:style-name="Tableau4.A1" office:value-type="string">
            <text:p text:style-name="P24">Valeur(sur 8 bits)<text:span text:style-name="T3"> en hexa</text:span></text:p>
          </table:table-cell>
          <table:table-cell table:style-name="Tableau4.C1" office:value-type="string">
            <text:p text:style-name="P24">Nom de la variable</text:p>
          </table:table-cell>
        </table:table-row>
        <table:table-row>
          <table:table-cell table:style-name="Tableau4.A2" office:value-type="string">
            <text:p text:style-name="P26">00 00 7f ff ff ff e1 <text:span text:style-name="T5">de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d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c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b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a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9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8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7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6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5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4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3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2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1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5">d0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2">cf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2">ce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2">cd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6">00 00 7f ff ff ff e1 <text:span text:style-name="T2">cc</text:span></text:p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8"/>
          </table:table-cell>
        </table:table-row>
        <table:table-row>
          <table:table-cell table:style-name="Tableau4.A28" office:value-type="string">
            <text:p text:style-name="P26">00 00 7f ff ff ff e1 <text:span text:style-name="T2">cb</text:span></text:p>
          </table:table-cell>
          <table:table-cell table:style-name="Tableau4.B28" office:value-type="string">
            <text:p text:style-name="P30">00</text:p>
          </table:table-cell>
          <table:table-cell table:style-name="Tableau4.C21" table:number-rows-spanned="8" office:value-type="string">
            <text:p text:style-name="P28"/>
            <text:p text:style-name="P30">ptr</text:p>
          </table:table-cell>
        </table:table-row>
        <table:table-row>
          <table:table-cell table:style-name="Tableau4.A28" office:value-type="string">
            <text:p text:style-name="P26">00 00 7f ff ff ff e1 <text:span text:style-name="T2">ca</text:span></text:p>
          </table:table-cell>
          <table:table-cell table:style-name="Tableau4.B28" office:value-type="string">
            <text:p text:style-name="P30">00</text:p>
          </table:table-cell>
          <table:covered-table-cell/>
        </table:table-row>
        <table:table-row>
          <table:table-cell table:style-name="Tableau4.A28" office:value-type="string">
            <text:p text:style-name="P26">00 00 7f ff ff ff e1 <text:span text:style-name="T2">c9</text:span></text:p>
          </table:table-cell>
          <table:table-cell table:style-name="Tableau4.B28" office:value-type="string">
            <text:p text:style-name="P30">7f</text:p>
          </table:table-cell>
          <table:covered-table-cell/>
        </table:table-row>
        <table:table-row>
          <table:table-cell table:style-name="Tableau4.A28" office:value-type="string">
            <text:p text:style-name="P26">00 00 7f ff ff ff e1 <text:span text:style-name="T2">c8</text:span></text:p>
          </table:table-cell>
          <table:table-cell table:style-name="Tableau4.B28" office:value-type="string">
            <text:p text:style-name="P30">ff</text:p>
          </table:table-cell>
          <table:covered-table-cell/>
        </table:table-row>
        <table:table-row>
          <table:table-cell table:style-name="Tableau4.A28" office:value-type="string">
            <text:p text:style-name="P26">00 00 7f ff ff ff e1 <text:span text:style-name="T2">c7</text:span></text:p>
          </table:table-cell>
          <table:table-cell table:style-name="Tableau4.B28" office:value-type="string">
            <text:p text:style-name="P30">ff</text:p>
          </table:table-cell>
          <table:covered-table-cell/>
        </table:table-row>
        <table:table-row>
          <table:table-cell table:style-name="Tableau4.A28" office:value-type="string">
            <text:p text:style-name="P26">00 00 7f ff ff ff e1 <text:span text:style-name="T2">c6</text:span></text:p>
          </table:table-cell>
          <table:table-cell table:style-name="Tableau4.B28" office:value-type="string">
            <text:p text:style-name="P30">ff</text:p>
          </table:table-cell>
          <table:covered-table-cell/>
        </table:table-row>
        <table:table-row>
          <table:table-cell table:style-name="Tableau4.A28" office:value-type="string">
            <text:p text:style-name="P26">00 00 7f ff ff ff e1 <text:span text:style-name="T2">c5</text:span></text:p>
          </table:table-cell>
          <table:table-cell table:style-name="Tableau4.B28" office:value-type="string">
            <text:p text:style-name="P30">e1</text:p>
          </table:table-cell>
          <table:covered-table-cell/>
        </table:table-row>
        <table:table-row>
          <table:table-cell table:style-name="Tableau4.A28" office:value-type="string">
            <text:p text:style-name="P26">00 00 7f ff ff ff e1 <text:span text:style-name="T2">c4</text:span></text:p>
          </table:table-cell>
          <table:table-cell table:style-name="Tableau4.B28" office:value-type="string">
            <text:p text:style-name="P30">c0</text:p>
          </table:table-cell>
          <table:covered-table-cell/>
        </table:table-row>
        <table:table-row>
          <table:table-cell table:style-name="Tableau4.A2" office:value-type="string">
            <text:p text:style-name="P26">00 00 7f ff ff ff e1 <text:span text:style-name="T2">c3</text:span></text:p>
          </table:table-cell>
          <table:table-cell table:style-name="Tableau4.A2" office:value-type="string">
            <text:p text:style-name="P32">00</text:p>
          </table:table-cell>
          <table:table-cell table:style-name="Tableau4.C2" table:number-rows-spanned="2" office:value-type="string">
            <text:p text:style-name="P32">val2</text:p>
          </table:table-cell>
        </table:table-row>
        <table:table-row>
          <table:table-cell table:style-name="Tableau4.A2" office:value-type="string">
            <text:p text:style-name="P26">00 00 7f ff ff ff e1 <text:span text:style-name="T2">c2</text:span></text:p>
          </table:table-cell>
          <table:table-cell table:style-name="Tableau4.A2" office:value-type="string">
            <text:p text:style-name="P32">02</text:p>
          </table:table-cell>
          <table:covered-table-cell/>
        </table:table-row>
        <table:table-row>
          <table:table-cell table:style-name="Tableau4.A31" office:value-type="string">
            <text:p text:style-name="P26">00 00 7f ff ff ff e1 <text:span text:style-name="T2">c1</text:span></text:p>
          </table:table-cell>
          <table:table-cell table:style-name="Tableau4.B31" office:value-type="string">
            <text:p text:style-name="P32">00</text:p>
          </table:table-cell>
          <table:table-cell table:style-name="Tableau4.C31" table:number-rows-spanned="2" office:value-type="string">
            <text:p text:style-name="P32">val1</text:p>
          </table:table-cell>
        </table:table-row>
        <table:table-row>
          <table:table-cell table:style-name="Tableau4.A32" office:value-type="string">
            <text:p text:style-name="P26"><text:bookmark-start text:name="__DdeLink__612_104818202012"/><text:bookmark-start text:name="__DdeLink__913_427350007512"/>00 00 7f ff ff ff e1 <text:span text:style-name="T2">c</text:span><text:bookmark-end text:name="__DdeLink__612_104818202012"/><text:bookmark-end text:name="__DdeLink__913_427350007512"/><text:span text:style-name="T2">0</text:span></text:p>
          </table:table-cell>
          <table:table-cell table:style-name="Tableau4.B32" office:value-type="string">
            <text:p text:style-name="P32">01</text:p>
          </table:table-cell>
          <table:covered-table-cell/>
        </table:table-row>
      </table:table>
      <text:p text:style-name="P18"/>
      <text:p text:style-name="P11"><text:bookmark-end text:name="__DdeLink__925_4273500075"/></text:p>
      <text:list xml:id="list84754776967004" text:continue-numbering="true" text:style-name="L2">
        <text:list-item>
          <text:p text:style-name="P19">Etape 5</text:p>
        </text:list-item>
      </text:list>
      <text:p text:style-name="P11"/>
      <text:p text:style-name="P18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4">Adresse</text:p>
          </table:table-cell>
          <table:table-cell table:style-name="Tableau5.A1" office:value-type="string">
            <text:p text:style-name="P24">Valeur(sur 8 bits)<text:span text:style-name="T3"> en hexa</text:span></text:p>
          </table:table-cell>
          <table:table-cell table:style-name="Tableau5.C1" office:value-type="string">
            <text:p text:style-name="P24">Nom de la variable</text:p>
          </table:table-cell>
        </table:table-row>
        <table:table-row>
          <table:table-cell table:style-name="Tableau5.A2" office:value-type="string">
            <text:p text:style-name="P26">00 00 7f ff ff ff e1 <text:span text:style-name="T5">de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d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c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b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a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9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8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7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6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5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4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3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2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1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5">d0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2">cf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2">ce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2">cd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6">00 00 7f ff ff ff e1 <text:span text:style-name="T2">cc</text:span>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8" office:value-type="string">
            <text:p text:style-name="P26">00 00 7f ff ff ff e1 <text:span text:style-name="T2">cb</text:span></text:p>
          </table:table-cell>
          <table:table-cell table:style-name="Tableau5.B28" office:value-type="string">
            <text:p text:style-name="P30">00</text:p>
          </table:table-cell>
          <table:table-cell table:style-name="Tableau5.C21" table:number-rows-spanned="8" office:value-type="string">
            <text:p text:style-name="P28"/>
            <text:p text:style-name="P30">ptr</text:p>
          </table:table-cell>
        </table:table-row>
        <table:table-row>
          <table:table-cell table:style-name="Tableau5.A28" office:value-type="string">
            <text:p text:style-name="P26">00 00 7f ff ff ff e1 <text:span text:style-name="T2">ca</text:span></text:p>
          </table:table-cell>
          <table:table-cell table:style-name="Tableau5.B28" office:value-type="string">
            <text:p text:style-name="P30">00</text:p>
          </table:table-cell>
          <table:covered-table-cell/>
        </table:table-row>
        <table:table-row>
          <table:table-cell table:style-name="Tableau5.A28" office:value-type="string">
            <text:p text:style-name="P26">00 00 7f ff ff ff e1 <text:span text:style-name="T2">c9</text:span></text:p>
          </table:table-cell>
          <table:table-cell table:style-name="Tableau5.B28" office:value-type="string">
            <text:p text:style-name="P30">7f</text:p>
          </table:table-cell>
          <table:covered-table-cell/>
        </table:table-row>
        <table:table-row>
          <table:table-cell table:style-name="Tableau5.A28" office:value-type="string">
            <text:p text:style-name="P26">00 00 7f ff ff ff e1 <text:span text:style-name="T2">c8</text:span></text:p>
          </table:table-cell>
          <table:table-cell table:style-name="Tableau5.B28" office:value-type="string">
            <text:p text:style-name="P30">ff</text:p>
          </table:table-cell>
          <table:covered-table-cell/>
        </table:table-row>
        <table:table-row>
          <table:table-cell table:style-name="Tableau5.A28" office:value-type="string">
            <text:p text:style-name="P26">00 00 7f ff ff ff e1 <text:span text:style-name="T2">c7</text:span></text:p>
          </table:table-cell>
          <table:table-cell table:style-name="Tableau5.B28" office:value-type="string">
            <text:p text:style-name="P30">ff</text:p>
          </table:table-cell>
          <table:covered-table-cell/>
        </table:table-row>
        <table:table-row>
          <table:table-cell table:style-name="Tableau5.A28" office:value-type="string">
            <text:p text:style-name="P26">00 00 7f ff ff ff e1 <text:span text:style-name="T2">c6</text:span></text:p>
          </table:table-cell>
          <table:table-cell table:style-name="Tableau5.B28" office:value-type="string">
            <text:p text:style-name="P30">ff</text:p>
          </table:table-cell>
          <table:covered-table-cell/>
        </table:table-row>
        <table:table-row>
          <table:table-cell table:style-name="Tableau5.A28" office:value-type="string">
            <text:p text:style-name="P26">00 00 7f ff ff ff e1 <text:span text:style-name="T2">c5</text:span></text:p>
          </table:table-cell>
          <table:table-cell table:style-name="Tableau5.B28" office:value-type="string">
            <text:p text:style-name="P30">e1</text:p>
          </table:table-cell>
          <table:covered-table-cell/>
        </table:table-row>
        <table:table-row>
          <table:table-cell table:style-name="Tableau5.A28" office:value-type="string">
            <text:p text:style-name="P26">00 00 7f ff ff ff e1 <text:span text:style-name="T2">c4</text:span></text:p>
          </table:table-cell>
          <table:table-cell table:style-name="Tableau5.B28" office:value-type="string">
            <text:p text:style-name="P30">c0</text:p>
          </table:table-cell>
          <table:covered-table-cell/>
        </table:table-row>
        <table:table-row>
          <table:table-cell table:style-name="Tableau5.A2" office:value-type="string">
            <text:p text:style-name="P26">00 00 7f ff ff ff e1 <text:span text:style-name="T2">c3</text:span></text:p>
          </table:table-cell>
          <table:table-cell table:style-name="Tableau5.A2" office:value-type="string">
            <text:p text:style-name="P32">00</text:p>
          </table:table-cell>
          <table:table-cell table:style-name="Tableau5.C2" table:number-rows-spanned="2" office:value-type="string">
            <text:p text:style-name="P32">val2</text:p>
          </table:table-cell>
        </table:table-row>
        <table:table-row>
          <table:table-cell table:style-name="Tableau5.A2" office:value-type="string">
            <text:p text:style-name="P26">00 00 7f ff ff ff e1 <text:span text:style-name="T2">c2</text:span></text:p>
          </table:table-cell>
          <table:table-cell table:style-name="Tableau5.A2" office:value-type="string">
            <text:p text:style-name="P32">02</text:p>
          </table:table-cell>
          <table:covered-table-cell/>
        </table:table-row>
        <table:table-row>
          <table:table-cell table:style-name="Tableau5.A31" office:value-type="string">
            <text:p text:style-name="P26">00 00 7f ff ff ff e1 <text:span text:style-name="T2">c1</text:span></text:p>
          </table:table-cell>
          <table:table-cell table:style-name="Tableau5.B31" office:value-type="string">
            <text:p text:style-name="P32">00</text:p>
          </table:table-cell>
          <table:table-cell table:style-name="Tableau5.C31" table:number-rows-spanned="2" office:value-type="string">
            <text:p text:style-name="P32">val1</text:p>
          </table:table-cell>
        </table:table-row>
        <table:table-row>
          <table:table-cell table:style-name="Tableau5.A32" office:value-type="string">
            <text:p text:style-name="P26"><text:bookmark-start text:name="__DdeLink__612_104818202013"/><text:bookmark-start text:name="__DdeLink__913_427350007513"/>00 00 7f ff ff ff e1 <text:span text:style-name="T2">c</text:span><text:bookmark-end text:name="__DdeLink__612_104818202013"/><text:bookmark-end text:name="__DdeLink__913_427350007513"/><text:span text:style-name="T2">0</text:span></text:p>
          </table:table-cell>
          <table:table-cell table:style-name="Tableau5.B32" office:value-type="string">
            <text:p text:style-name="P32">01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1-28T08:47:52.807403497</dc:date>
    <meta:editing-duration>PT36M23S</meta:editing-duration>
    <meta:editing-cycles>8</meta:editing-cycles>
    <meta:generator>LibreOffice/6.2.8.2$Linux_X86_64 LibreOffice_project/20$Build-2</meta:generator>
    <meta:document-statistic meta:table-count="5" meta:image-count="0" meta:object-count="0" meta:page-count="5" meta:paragraph-count="235" meta:word-count="1258" meta:character-count="3697" meta:non-whitespace-character-count="2679"/>
  </office:meta>
</office:document-meta>
</file>